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3" style:family="paragraph" style:parent-style-name="Standard">
      <style:paragraph-properties fo:margin-top="0.1181in" fo:margin-bottom="0in" loext:contextual-spacing="false" fo:text-align="justify" style:justify-single-word="false"/>
      <style:text-properties officeooo:paragraph-rsid="0052c4fe"/>
    </style:style>
    <style:style style:name="P4"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5"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75c0a3" style:font-size-asian="11pt" style:font-weight-asian="normal" style:font-size-complex="11pt" style:font-weight-complex="normal"/>
    </style:style>
    <style:style style:name="P6"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9a1998" style:font-size-asian="11pt" style:font-weight-asian="normal" style:font-size-complex="11pt" style:font-weight-complex="normal"/>
    </style:style>
    <style:style style:name="P7"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bold" officeooo:rsid="0014be77" officeooo:paragraph-rsid="0175b5b3" style:font-size-asian="13pt" style:font-weight-asian="bold" style:font-size-complex="13pt" style:font-weight-complex="bold"/>
    </style:style>
    <style:style style:name="P8"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9"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10"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187b055" officeooo:paragraph-rsid="0187b055" style:font-size-asian="14pt" style:font-weight-asian="bold" style:font-size-complex="14pt" style:font-weight-complex="bold"/>
    </style:style>
    <style:style style:name="P11"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10930af" style:font-weight-asian="bold" style:font-weight-complex="bold"/>
    </style:style>
    <style:style style:name="P12" style:family="paragraph" style:parent-style-name="Text_20_body">
      <style:paragraph-properties fo:text-align="justify" style:justify-single-word="false"/>
      <style:text-properties style:font-name="LM Sans Demi Cond 10" fo:font-size="11pt" fo:font-weight="normal" officeooo:rsid="012a3284" officeooo:paragraph-rsid="0157bd44" style:font-size-asian="11pt" style:font-weight-asian="normal" style:font-size-complex="11pt" style:font-weight-complex="normal"/>
    </style:style>
    <style:style style:name="P13" style:family="paragraph" style:parent-style-name="Text_20_body">
      <style:paragraph-properties fo:text-align="justify" style:justify-single-word="false"/>
      <style:text-properties style:font-name="LM Sans Demi Cond 10" fo:font-size="11pt" fo:font-weight="normal" officeooo:rsid="012a3284" officeooo:paragraph-rsid="01ae12b5" style:font-size-asian="11pt" style:font-weight-asian="normal" style:font-size-complex="11pt" style:font-weight-complex="normal"/>
    </style:style>
    <style:style style:name="P14" style:family="paragraph" style:parent-style-name="Text_20_body">
      <style:paragraph-properties fo:text-align="justify" style:justify-single-word="false"/>
      <style:text-properties style:font-name="LM Sans Demi Cond 10" fo:font-size="11pt" fo:font-weight="normal" officeooo:rsid="012a3284" officeooo:paragraph-rsid="01aff867"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style:font-name="LM Sans Demi Cond 10" fo:font-size="11pt" fo:font-weight="normal" officeooo:rsid="012a3284" officeooo:paragraph-rsid="01b69071" style:font-size-asian="11pt" style:font-weight-asian="normal" style:font-size-complex="11pt" style:font-weight-complex="normal"/>
    </style:style>
    <style:style style:name="P16" style:family="paragraph" style:parent-style-name="Text_20_body">
      <style:paragraph-properties fo:text-align="justify" style:justify-single-word="false"/>
      <style:text-properties style:font-name="LM Sans Demi Cond 10" fo:font-size="11pt" fo:font-weight="normal" officeooo:rsid="012a3284" officeooo:paragraph-rsid="01b941b5" style:font-size-asian="11pt" style:font-weight-asian="normal" style:font-size-complex="11pt" style:font-weight-complex="normal"/>
    </style:style>
    <style:style style:name="P17" style:family="paragraph" style:parent-style-name="Text_20_body">
      <style:paragraph-properties fo:text-align="justify" style:justify-single-word="false"/>
      <style:text-properties style:font-name="LM Sans Demi Cond 10" fo:font-size="11pt" fo:font-weight="normal" officeooo:rsid="012a3284" officeooo:paragraph-rsid="01babb5c" style:font-size-asian="11pt" style:font-weight-asian="normal" style:font-size-complex="11pt" style:font-weight-complex="normal"/>
    </style:style>
    <style:style style:name="P18" style:family="paragraph" style:parent-style-name="Text_20_body">
      <style:paragraph-properties fo:text-align="justify" style:justify-single-word="false"/>
      <style:text-properties style:font-name="LM Sans Demi Cond 10" fo:font-size="11pt" fo:font-weight="normal" officeooo:rsid="012a3284" officeooo:paragraph-rsid="01bc16d7" style:font-size-asian="11pt" style:font-weight-asian="normal" style:font-size-complex="11pt" style:font-weight-complex="normal"/>
    </style:style>
    <style:style style:name="P19"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20"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1a9dfaf" officeooo:paragraph-rsid="01a9dfaf" style:font-size-asian="13pt" style:font-weight-asian="bold" style:font-size-complex="13pt" style:font-weight-complex="bold"/>
    </style:style>
    <style:style style:name="P21"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1aff867" officeooo:paragraph-rsid="01aff867" style:font-size-asian="13pt" style:font-weight-asian="bold" style:font-size-complex="13pt" style:font-weight-complex="bold"/>
    </style:style>
    <style:style style:name="P22"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187b055" officeooo:paragraph-rsid="0187b055" style:font-size-asian="14pt" style:font-weight-asian="bold" style:font-size-complex="14pt" style:font-weight-complex="bold"/>
    </style:style>
    <style:style style:name="T1" style:family="text">
      <style:text-properties officeooo:rsid="001bfd66"/>
    </style:style>
    <style:style style:name="T2" style:family="text">
      <style:text-properties style:font-name="LM Sans Demi Cond 10" officeooo:rsid="0157bd44"/>
    </style:style>
    <style:style style:name="T3" style:family="text">
      <style:text-properties style:font-name="LM Sans Demi Cond 10" officeooo:rsid="01885311"/>
    </style:style>
    <style:style style:name="T4" style:family="text">
      <style:text-properties style:font-name="LM Sans Demi Cond 10" fo:font-style="normal" officeooo:rsid="01ae12b5" style:font-style-asian="normal" style:font-style-complex="normal"/>
    </style:style>
    <style:style style:name="T5" style:family="text">
      <style:text-properties style:font-name="LM Sans Demi Cond 10" fo:font-style="normal" officeooo:rsid="01aff867" style:font-style-asian="normal" style:font-style-complex="normal"/>
    </style:style>
    <style:style style:name="T6" style:family="text">
      <style:text-properties style:font-name="LM Sans Demi Cond 10" fo:font-style="normal" officeooo:rsid="01b0c88a" style:font-style-asian="normal" style:font-style-complex="normal"/>
    </style:style>
    <style:style style:name="T7" style:family="text">
      <style:text-properties style:font-name="LM Sans Demi Cond 10" fo:font-style="normal" officeooo:rsid="01b16c6a" style:font-style-asian="normal" style:font-style-complex="normal"/>
    </style:style>
    <style:style style:name="T8" style:family="text">
      <style:text-properties style:font-name="LM Sans Demi Cond 10" fo:font-style="normal" officeooo:rsid="01b2d1bb" style:font-style-asian="normal" style:font-style-complex="normal"/>
    </style:style>
    <style:style style:name="T9" style:family="text">
      <style:text-properties style:font-name="LM Sans Demi Cond 10" fo:font-style="normal" officeooo:rsid="01b32fb4" style:font-style-asian="normal" style:font-style-complex="normal"/>
    </style:style>
    <style:style style:name="T10" style:family="text">
      <style:text-properties style:font-name="LM Sans Demi Cond 10" fo:font-style="normal" officeooo:rsid="01b4bb6d" style:font-style-asian="normal" style:font-style-complex="normal"/>
    </style:style>
    <style:style style:name="T11" style:family="text">
      <style:text-properties style:font-name="LM Sans Demi Cond 10" fo:font-style="italic" officeooo:rsid="01b69071" style:font-style-asian="italic" style:font-style-complex="italic"/>
    </style:style>
    <style:style style:name="T12" style:family="text">
      <style:text-properties style:font-name="LM Sans Demi Cond 10" fo:font-style="italic" officeooo:rsid="01b753fd" style:font-style-asian="italic" style:font-style-complex="italic"/>
    </style:style>
    <style:style style:name="T13" style:family="text">
      <style:text-properties style:font-name="LM Sans Demi Cond 10" officeooo:rsid="019a1998"/>
    </style:style>
    <style:style style:name="T14" style:family="text">
      <style:text-properties style:font-name="LM Sans Demi Cond 10" officeooo:rsid="01a9dfaf"/>
    </style:style>
    <style:style style:name="T15" style:family="text">
      <style:text-properties style:font-name="LM Sans Demi Cond 10" officeooo:rsid="01aff867"/>
    </style:style>
    <style:style style:name="T16" style:family="text">
      <style:text-properties style:font-name="LM Sans Demi Cond 10" officeooo:rsid="01b09215"/>
    </style:style>
    <style:style style:name="T17" style:family="text">
      <style:text-properties style:font-name="LM Sans Demi Cond 10" officeooo:rsid="01b0c88a"/>
    </style:style>
    <style:style style:name="T18" style:family="text">
      <style:text-properties style:font-name="LM Sans Demi Cond 10" officeooo:rsid="01b69071"/>
    </style:style>
    <style:style style:name="T19" style:family="text">
      <style:text-properties style:font-name="LM Sans Demi Cond 10" officeooo:rsid="01b6b349"/>
    </style:style>
    <style:style style:name="T20" style:family="text">
      <style:text-properties style:font-name="LM Sans Demi Cond 10" officeooo:rsid="01b753fd"/>
    </style:style>
    <style:style style:name="T21" style:family="text">
      <style:text-properties style:font-name="LM Sans Demi Cond 10" officeooo:rsid="01b941b5"/>
    </style:style>
    <style:style style:name="T22" style:family="text">
      <style:text-properties style:font-name="LM Sans Demi Cond 10" officeooo:rsid="01b95115"/>
    </style:style>
    <style:style style:name="T23" style:family="text">
      <style:text-properties style:font-name="LM Sans Demi Cond 10" fo:font-size="12pt" fo:font-weight="bold" officeooo:rsid="01b941b5" style:font-size-asian="12pt" style:font-weight-asian="bold" style:font-size-complex="12pt" style:font-weight-complex="bold"/>
    </style:style>
    <style:style style:name="T24" style:family="text">
      <style:text-properties style:font-name="LM Sans Demi Cond 10" fo:font-size="12pt" fo:font-weight="bold" officeooo:rsid="01b95115" style:font-size-asian="12pt" style:font-weight-asian="bold" style:font-size-complex="12pt" style:font-weight-complex="bold"/>
    </style:style>
    <style:style style:name="T25" style:family="text">
      <style:text-properties style:font-name="LM Sans Demi Cond 10" officeooo:rsid="01babb5c"/>
    </style:style>
    <style:style style:name="T26" style:family="text">
      <style:text-properties style:font-name="LM Sans Demi Cond 10" officeooo:rsid="01bc16d7"/>
    </style:style>
    <style:style style:name="T27" style:family="text">
      <style:text-properties style:use-window-font-color="true" fo:font-size="12pt" fo:font-weight="normal" style:font-size-asian="12pt" style:font-weight-asian="normal" style:font-size-complex="12pt" style:font-weight-complex="normal"/>
    </style:style>
    <style:style style:name="T28" style:family="text">
      <style:text-properties style:use-window-font-color="true" fo:font-size="8pt" fo:font-weight="normal" style:font-size-asian="8pt" style:font-weight-asian="normal" style:font-size-complex="8pt" style:font-weight-complex="normal"/>
    </style:style>
    <style:style style:name="T29" style:family="text">
      <style:text-properties style:use-window-font-color="true" fo:font-size="8pt" fo:font-weight="normal" officeooo:rsid="0052c4fe" style:font-size-asian="8pt" style:font-weight-asian="normal" style:font-size-complex="8pt" style:font-weight-complex="normal"/>
    </style:style>
    <style:style style:name="T30" style:family="text">
      <style:text-properties fo:color="#b22222"/>
    </style:style>
    <style:style style:name="T31" style:family="text">
      <style:text-properties fo:color="#b22222" officeooo:rsid="001bfd66"/>
    </style:style>
    <style:style style:name="T32" style:family="text">
      <style:text-properties fo:color="#b22222" officeooo:rsid="0157bd44"/>
    </style:style>
    <style:style style:name="T33" style:family="text">
      <style:text-properties fo:color="#b22222" officeooo:rsid="0175b5b3"/>
    </style:style>
    <style:style style:name="T34" style:family="text">
      <style:text-properties fo:color="#b22222" officeooo:rsid="01a827fe"/>
    </style:style>
    <style:style style:name="T35" style:family="text">
      <style:text-properties officeooo:rsid="005350f3"/>
    </style:style>
    <style:style style:name="T36" style:family="text">
      <style:text-properties officeooo:rsid="005612e0"/>
    </style:style>
    <style:style style:name="T37" style:family="text">
      <style:text-properties officeooo:rsid="0157bd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Inteligencia Artificial</text:p>
      <text:p text:style-name="P9">Curso 201<text:span text:style-name="T35">8</text:span>-1<text:span text:style-name="T35">9</text:span></text:p>
      <text:p text:style-name="P1"/>
      <text:p text:style-name="P11"><text:span text:style-name="T31">Práctica </text:span><text:span text:style-name="T34">3</text:span><text:span text:style-name="T1">. <text:s/>Métodos de Búsqueda con Adversarios (Juegos): DESCONECTA-4 BOOM</text:span></text:p>
      <text:p text:style-name="P4"><text:span text:style-name="T30">Autor</text:span><text:span text:style-name="T30"><text:note text:id="ftn1" text:note-class="footnote"><text:note-citation>1</text:note-citation><text:note-body><text:p text:style-name="P3"><text:span text:style-name="T27"><text:s/></text:span><text:span text:style-name="T29">Como autor d</text:span><text:span text:style-name="T28">eclar</text:span><text:span text:style-name="T29">o</text:span><text:span text:style-name="T28"> que los contenidos del presente documento son originales y elaborados por </text:span><text:span text:style-name="T29">mi</text:span><text:span text:style-name="T28">. De no cumplir con este compromiso, </text:span><text:span text:style-name="T29">soy</text:span><text:span text:style-name="T28"> consciente de que, de acuerdo con la “</text:span><text:a xlink:type="simple" xlink:href="http://www.ugr.es/~minpet/pages/enpdf/normativaevaluacionycalificacion.pdf" text:style-name="Internet_20_link" text:visited-style-name="Visited_20_Internet_20_Link"><text:span text:style-name="Internet_20_link"><text:span text:style-name="T28">Normativa de evaluación y de calificaciones de los estudiantes de la Universidad de Granada</text:span></text:span></text:a><text:span text:style-name="T28">” esto “conllevará la calificación numérica de cero … independientemente del resto de calificaciones que el estudiante hubiera obtenido ...”</text:span></text:p></text:note-body></text:note></text:span><text:span text:style-name="T30">:</text:span> <text:span text:style-name="T36">Víctor García Carrera, victorgarcia@correo.ugr.es</text:span></text:p>
      <text:p text:style-name="P2"/>
      <text:p text:style-name="P2"/>
      <text:p text:style-name="P8"><text:span text:style-name="T37">Síntesis</text:span>. </text:p>
      <text:p text:style-name="P12"><text:span text:style-name="Source_20_Text"><text:span text:style-name="T3">A continuaci</text:span></text:span><text:span text:style-name="Source_20_Text"><text:span text:style-name="T14">ón </text:span></text:span><text:span text:style-name="Source_20_Text"><text:span text:style-name="T3">se </text:span></text:span><text:span text:style-name="Source_20_Text"><text:span text:style-name="T14">detalla </text:span></text:span><text:span text:style-name="Source_20_Text"><text:span text:style-name="T3">el trabajo realizado y el proceso seguido para implementar la práctica </text:span></text:span><text:span text:style-name="Source_20_Text"><text:span text:style-name="T14">3</text:span></text:span><text:span text:style-name="Source_20_Text"><text:span text:style-name="T3"> de Inteligencia Artificial de </text:span></text:span><text:span text:style-name="Source_20_Text"><text:span text:style-name="T14">búsqueda con adversarios</text:span></text:span><text:span text:style-name="Source_20_Text"><text:span text:style-name="T3">. </text:span></text:span><text:span text:style-name="Source_20_Text"><text:span text:style-name="T14">Se nos proporciona un entorno de simulación con diversas opciones de ejecución para probar nuestro agente deliberativo. Éste se basa en una búsqueda MINIMAX con una heurística propia desarrollada para escoger </text:span></text:span><text:span text:style-name="Source_20_Text"><text:span text:style-name="T16">el</text:span></text:span><text:span text:style-name="Source_20_Text"><text:span text:style-name="T14"> mejor </text:span></text:span><text:span text:style-name="Source_20_Text"><text:span text:style-name="T16">movimiento posible</text:span></text:span><text:span text:style-name="Source_20_Text"><text:span text:style-name="T14"> (búsqueda con información). Podemos probar a jugar contra </text:span></text:span><text:span text:style-name="Source_20_Text"><text:span text:style-name="T17">él</text:span></text:span><text:span text:style-name="Source_20_Text"><text:span text:style-name="T14"> tanto nosotros como otros agentes (ninjas) implementados.</text:span></text:span></text:p>
      <text:p text:style-name="P17"><text:span text:style-name="Source_20_Text"><text:span text:style-name="T25"/></text:span></text:p>
      <text:p text:style-name="P17"><text:span text:style-name="Source_20_Text"><text:span text:style-name="T25"/></text:span></text:p>
      <text:p text:style-name="P20">Búsqueda MINIMAX</text:p>
      <text:p text:style-name="P13"><text:span text:style-name="Source_20_Text"><text:span text:style-name="T4">Debemos comenzar desarrollando el método que implemente la búsqueda MINIMAX. Este algoritmo describe un método de evaluación recursivo de los nodos del árbol de búsqueda, desde un nodo raíz MAX, hasta la profundidad escogida, alternando </text:span></text:span><text:span text:style-name="Source_20_Text"><text:span text:style-name="T6">en profundi</text:span></text:span><text:span text:style-name="Source_20_Text"><text:span text:style-name="T7">dad</text:span></text:span><text:span text:style-name="Source_20_Text"><text:span text:style-name="T6"> </text:span></text:span><text:span text:style-name="Source_20_Text"><text:span text:style-name="T4">nodos MAX y MIN, donde cada uno busca maximizar o minimizar el peso de sus sucesores (respectivamente), </text:span></text:span><text:span text:style-name="Source_20_Text"><text:span text:style-name="T8">representando a los 2 oponentes donde cada uno, en su movimiento, busca maximizar su heurística, escoger su mejor movimiento</text:span></text:span><text:span text:style-name="Source_20_Text"><text:span text:style-name="T4">. En nuestro caso la profunidad máxima es 4 (según se estableció en el guión de la práctica). Implementamos la función recursiva EvaluaMinimax() siguiendo el algoritmo descrito en las diapositivas de teoría, de forma que almacena en una variable pasada como parámetro la acción correspondiente al sucesor elegido por MINIMAX, </text:span></text:span><text:span text:style-name="Source_20_Text"><text:span text:style-name="T9">y retorna el peso de esta acción (del estado que genera)</text:span></text:span><text:span text:style-name="Source_20_Text"><text:span text:style-name="T4">. </text:span></text:span><text:span text:style-name="Source_20_Text"><text:span text:style-name="T5">Cabe mencionar que había que generar, para un estado dado, todos sus sucesores (movimientos) posibles, y según fuera MAX o MIN, </text:span></text:span><text:span text:style-name="Source_20_Text"><text:span text:style-name="T10">buscar entre todos ellos aquel que maximiza o minimiza la heurística</text:span></text:span><text:span text:style-name="Source_20_Text"><text:span text:style-name="T5">.</text:span></text:span></text:p>
      <text:p text:style-name="P13"><text:span text:style-name="Source_20_Text"><text:span text:style-name="T5"/></text:span></text:p>
      <text:p text:style-name="P13"><text:span text:style-name="Source_20_Text"><text:span text:style-name="T5"/></text:span></text:p>
      <text:p text:style-name="P21">Heurística</text:p>
      <text:p text:style-name="P14"><text:span text:style-name="Source_20_Text"><text:span text:style-name="T15">La clave para desarrollar un agente con un comportamiento y actuación más o menos inteligente depende fundamentalmente de la heurística implementada para evaluar si un estado es favorable o no. </text:span></text:span><text:span text:style-name="Source_20_Text"><text:span text:style-name="T18">A continuación describo la heurística implementada, posibles mejoras y heurísticas complementarias.</text:span></text:span></text:p>
      <text:p text:style-name="P14"><text:span text:style-name="Source_20_Text"><text:span text:style-name="T18"/></text:span></text:p>
      <text:p text:style-name="P15"><text:soft-page-break/><text:span text:style-name="Source_20_Text"><text:span text:style-name="T11">Heurística implementada</text:span></text:span></text:p>
      <text:p text:style-name="P15"><text:span text:style-name="Source_20_Text"><text:span text:style-name="T18">La idea clave que subyace tanto en esta como en las siguientes heurísticas que descri</text:span></text:span><text:span text:style-name="Source_20_Text"><text:span text:style-name="T19">b</text:span></text:span><text:span text:style-name="Source_20_Text"><text:span text:style-name="T18">o es la de pensar en la forma de jugar (de ganar) en el CONECTA-4, juego bien conocido el cual podemos extrapolar directamente a nuestro juego DESCONECTA-4 BOOM, de forma que aquellas heurísticas buenas buscarán justo lo contrario que las del CONECTA. Por ello, la heurística implementada se basa en que, en el CONECTA-4, buscamos conseguir 4 en linea, por lo que nosotros buscaremos evitar tener 4 en linea. Así mismo, evitamos tener 3 en línea, para evitar con algo más de margen esta situación. De esta forma jugamos “a la defensiva”, buscamos siempre el siguiente movimiento que REDUZCA AL MÍNIMO el número de nuestras conexiones de 3 y 4 fichas. Esta heurística es simple pero potente, y con una buena gestión (incluso con las conexiones de 2 fichas) con pesos </text:span></text:span><text:span text:style-name="Source_20_Text"><text:span text:style-name="T20">proporcionales</text:span></text:span><text:span text:style-name="Source_20_Text"><text:span text:style-name="T18"> que den mucha mayor importancia a las conexiones más grandes, puede dar muy buenos resultados.</text:span></text:span></text:p>
      <text:p text:style-name="P15"><text:span text:style-name="Source_20_Text"><text:span text:style-name="T18"/></text:span></text:p>
      <text:p text:style-name="P15"><text:span text:style-name="Source_20_Text"><text:span text:style-name="T12">Posibles mejoras y Heurísticas valoradas</text:span></text:span></text:p>
      <text:p text:style-name="P16"><text:span text:style-name="Source_20_Text"><text:span text:style-name="T20">En cuanto a mejoras posibles, mencionar la de contar también las líneas de 2 fichas para evitarlas (en manera proporcional a las líneas de 3 y 4-Muerte fichas). También podría implementarse una “actitud agresiva”, utilizando el mismo concepto de contar líneas de 2-3 fichas, pero con las fichas del rival, para intentar </text:span></text:span><text:span text:style-name="Source_20_Text"><text:span text:style-name="T21">forzar al rival a aumentar al máximo sus fichas en linea o conectadas.</text:span></text:span></text:p>
      <text:p text:style-name="P16"><text:span text:style-name="Source_20_Text"><text:span text:style-name="T21">Siguiendo la línea ofensiva, podríamos intentar dotar al agente de “combos”, de manera que en determinadas situaciones, que podrían depender de parámetros como si hay 3 fichas en línea, la ocupación en determinadas filas y columnas adyacentes… tratara de centrar su esfuerzo en una zona del tablero o en determinadas acciones (un subplan).</text:span></text:span></text:p>
      <text:p text:style-name="P16"><text:span text:style-name="Source_20_Text"><text:span text:style-name="T21"/></text:span></text:p>
      <text:p text:style-name="P17"><text:span text:style-name="Source_20_Text"><text:span text:style-name="T21">Un concepto muy interesante a destacar era el de implementar una </text:span></text:span><text:span text:style-name="Source_20_Text"><text:span text:style-name="T23">HEURÍSTICA </text:span></text:span><text:span text:style-name="Source_20_Text"><text:span text:style-name="T24">QUE EVOLUCIONA</text:span></text:span><text:span text:style-name="Source_20_Text"><text:span text:style-name="T23"> LARGO DEL TIEMPO</text:span></text:span><text:span text:style-name="Source_20_Text"><text:span text:style-name="T21">. Utilizando parámetros del juego como el número de jugada</text:span></text:span><text:span text:style-name="Source_20_Text"><text:span text:style-name="T22">,</text:span></text:span><text:span text:style-name="Source_20_Text"><text:span text:style-name="T21"> número de casillas vacías </text:span></text:span><text:span text:style-name="Source_20_Text"><text:span text:style-name="T22">u otros, se podría particionar la heurística de forma que reflejara una actitud cambiante a medida que se desarrolla el juego. </text:span></text:span><text:span text:style-name="Source_20_Text"><text:span text:style-name="T25">De esta forma se implementa</text:span></text:span><text:span text:style-name="Source_20_Text"><text:span text:style-name="T22"> una heurística que enfoca los diversos OBJETIVOS principales del juego en sus distintas ETAPAS </text:span></text:span><text:span text:style-name="Source_20_Text"><text:span text:style-name="T25">(</text:span></text:span><text:span text:style-name="Source_20_Text"><text:span text:style-name="T22">EARLY y </text:span></text:span><text:span text:style-name="Source_20_Text"><text:span text:style-name="T25">por ejemplo</text:span></text:span><text:span text:style-name="Source_20_Text"><text:span text:style-name="T22"> LATE</text:span></text:span><text:span text:style-name="Source_20_Text"><text:span text:style-name="T25">)</text:span></text:span><text:span text:style-name="Source_20_Text"><text:span text:style-name="T22">.</text:span></text:span></text:p>
      <text:p text:style-name="P15"><text:span text:style-name="Source_20_Text"><text:span text:style-name="T2"/></text:span></text:p>
      <text:p text:style-name="P18"><text:span text:style-name="Source_20_Text"><text:span text:style-name="T26">Otra heurística muy útil es la de BUSCAR LAS ESQUINAS, pues de esta forma tiendes a posicionarte en casillas con un numero probablemente menor de conexiones (en los lados, menos conexiones posibles). Muy útil en el EARLY.</text:span></text:span></text:p>
      <text:p text:style-name="P15"><text:span text:style-name="Source_20_Text"><text:span text:style-name="T2"/></text:span></text:p>
      <text:p text:style-name="P7"><text:span text:style-name="T32">A</text:span><text:span text:style-name="T33">nexo</text:span><text:span text:style-name="T30">. </text:span></text:p>
      <text:p text:style-name="P6"><text:span text:style-name="Source_20_Text"><text:span text:style-name="T13">El código se encuentra en jugador.cpp y jugador.hpp</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06-04T22:46:38.775054804</dc:date>
    <meta:editing-duration>P1DT8H39M2S</meta:editing-duration>
    <meta:editing-cycles>229</meta:editing-cycles>
    <meta:generator>LibreOffice/5.1.6.2$Linux_X86_64 LibreOffice_project/10m0$Build-2</meta:generator>
    <meta:printed-by>José Antonio Gómez Hernández</meta:printed-by>
    <meta:print-date>2013-10-03T11:05:59</meta:print-date>
    <meta:document-statistic meta:table-count="0" meta:image-count="0" meta:object-count="0" meta:page-count="2" meta:paragraph-count="20" meta:word-count="772" meta:character-count="4977" meta:non-whitespace-character-count="4221"/>
  </office:meta>
</office:document-meta>
</file>